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42cm" fo:margin-bottom="0.499cm" loext:contextual-spacing="false" fo:line-height="100%" fo:keep-with-next="always"/>
      <style:text-properties style:font-name="Albany1" fo:font-size="16pt" fo:font-weight="bold"/>
    </style:style>
    <style:style style:name="P6" style:family="paragraph" style:parent-style-name="Text_20_body">
      <style:paragraph-properties fo:margin-left="0.499cm" fo:margin-right="0cm" fo:margin-top="0cm" fo:margin-bottom="0cm" loext:contextual-spacing="false" fo:line-height="100%" fo:text-indent="0cm" style:auto-text-indent="false"/>
    </style:style>
    <style:style style:name="P7"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7" text:outline-level="2"><text:bookmark-start text:name="__RefHeading___Toc7449_1419486361"/><text:span text:style-name="T1">#267</text:span><text:bookmark-end text:name="__RefHeading___Toc7449_1419486361"/></text:h>
        <text:p text:style-name="P3"/>
        <text:p text:style-name="P4">Uma Bíblia que está caindo aos pedaços geralmente pertence a alguém que não está!</text:p>
        <text:p text:style-name="P3"/>
        <text:h text:style-name="P2" text:outline-level="2"><text:bookmark-start text:name="__RefHeading___Toc7451_1419486361"/><text:a xlink:type="simple" xlink:href="http://bibliaonline.com.br/acf/gl/1" text:style-name="Internet_20_link" text:visited-style-name="Visited_20_Internet_20_Link"><text:span text:style-name="T1">GÁLATAS 1</text:span></text:a><text:bookmark-end text:name="__RefHeading___Toc7451_1419486361"/></text:h>
        <text:p text:style-name="P3"/>
        <text:p text:style-name="P3"><text:span text:style-name="T1">Aqui há mais sinais de perigo ao longo de nosso caminho por este mundo... (o deserto do crente). 1 Coríntios foi uma série de avisos contra os perigos morais e doutrinários. Gálatas é sobre os perigos espirituais (ou religiosos). Ambos os livros têm um versículo (sinal de perigo) que é o mesmo - </text:span><text:a xlink:type="simple" xlink:href="http://bibliaonline.com.br/acf/1co/5/6" text:style-name="Internet_20_link" text:visited-style-name="Visited_20_Internet_20_Link"><text:span text:style-name="T1">1 Co 5:6</text:span></text:a><text:span text:style-name="T1"> e </text:span><text:a xlink:type="simple" xlink:href="http://bibliaonline.com.br/acf/gl/5/9" text:style-name="Internet_20_link" text:visited-style-name="Visited_20_Internet_20_Link"><text:span text:style-name="T1">Gl 5:9</text:span></text:a><text:span text:style-name="T1">. Leia </text:span><text:a xlink:type="simple" xlink:href="http://bibliaonline.com.br/acf/fp/3/6" text:style-name="Internet_20_link" text:visited-style-name="Visited_20_Internet_20_Link"><text:span text:style-name="T1">Fp 3:6</text:span></text:a><text:span text:style-name="T1"> e </text:span><text:a xlink:type="simple" xlink:href="http://bibliaonline.com.br/acf/1tm/1/15" text:style-name="Internet_20_link" text:visited-style-name="Visited_20_Internet_20_Link"><text:span text:style-name="T1">1Tm 1:15</text:span></text:a><text:span text:style-name="T1"> para ver como Paulo tinha sido antes de ser salvo. Exteriormente e moralmente, Paulo tinha sido irrepreensível, mas espiritualmente ele estava pecando, pois estava pecando contra Cristo. Todo erro religioso ou doutrinário é contra Cristo. O apóstolo Paulo estava tão contrariado com o erro religioso no qual os crentes da Galácia haviam caído, que não diz nenhuma palavra favorável a eles, mas vai direto ao assunto que tanto o aborrecia.</text:span></text:p>
        <text:p text:style-name="P3"/>
        <text:p text:style-name="P3"><text:a xlink:type="simple" xlink:href="http://bibliaonline.com.br/acf/gl/1/1" text:style-name="Internet_20_link" text:visited-style-name="Visited_20_Internet_20_Link"><text:span text:style-name="T1">Gl 1:1</text:span></text:a><text:span text:style-name="T1"> Paulo demonstra sua autoridade como apóstolo, que não lhe fora dada por homens, mas por Jesus Cristo.</text:span></text:p>
        <text:p text:style-name="P3"/>
        <text:p text:style-name="P3"><text:a xlink:type="simple" xlink:href="http://bibliaonline.com.br/acf/gl/1/6-9" text:style-name="Internet_20_link" text:visited-style-name="Visited_20_Internet_20_Link"><text:span text:style-name="T1">Gl 1:6-9</text:span></text:a><text:span text:style-name="T1"> Ele avisa do "outro evangelho", pois alguns mestres já haviam se introduzido com falsas doutrinas. Até mesmo se um anjo apresentasse qualquer outra doutrina além daquela que Paulo estava apresentando, seria maldito. A má doutrina que estava sendo ensinada era que os crentes precisavam guardar a lei para se manterem salvos. E hoje há muitos que tentam fazer isto. Carregam suas Bíblias e podem citar vários versículos mas irão tentar nos colocar sob a lei.</text:span></text:p>
        <text:p text:style-name="P3"/>
        <text:p text:style-name="P3"><text:a xlink:type="simple" xlink:href="http://bibliaonline.com.br/acf/gl/1/11-20" text:style-name="Internet_20_link" text:visited-style-name="Visited_20_Internet_20_Link"><text:span text:style-name="T1">Gl 1:11-20</text:span></text:a><text:span text:style-name="T1"> Paulo não recebeu o evangelho de outros crentes, ou mesmo dos outros apóstolos, mas do próprio Senhor. Ele nos diz isso para que recebamos os avisos como vindos do Senhor.</text:span></text:p>
        <text:p text:style-name="P3"/>
        <text:h text:style-name="P1" text:outline-level="2"><text:bookmark-start text:name="__RefHeading___Toc7453_1419486361"/>#268<text:bookmark-end text:name="__RefHeading___Toc7453_1419486361"/></text:h>
        <text:p text:style-name="P3"/>
        <text:p text:style-name="P4">Para eu poder ligar a Palavra de Deus ao Espírito de Deus, preciso ter meus olhos fixos <text:soft-page-break/>em Cristo.</text:p>
        <text:p text:style-name="P3"/>
        <text:h text:style-name="P2" text:outline-level="2"><text:bookmark-start text:name="__RefHeading___Toc7455_1419486361"/><text:a xlink:type="simple" xlink:href="http://bibliaonline.com.br/acf/gl/2" text:style-name="Internet_20_link" text:visited-style-name="Visited_20_Internet_20_Link"><text:span text:style-name="T1">GÁLATAS 2</text:span></text:a><text:bookmark-end text:name="__RefHeading___Toc7455_1419486361"/></text:h>
        <text:p text:style-name="P3"/>
        <text:p text:style-name="P3"><text:a xlink:type="simple" xlink:href="http://bibliaonline.com.br/acf/gl/2/4" text:style-name="Internet_20_link" text:visited-style-name="Visited_20_Internet_20_Link"><text:span text:style-name="T1">Gl 2:4</text:span></text:a><text:span text:style-name="T1"> Duas palavras importantes para se entender a Epístola. "Liberdade" e "Servidão" - a liberdade do evangelho de nosso Senhor Jesus, e a servidão da lei.</text:span></text:p>
        <text:p text:style-name="P3"/>
        <text:p text:style-name="P3"><text:a xlink:type="simple" xlink:href="http://bibliaonline.com.br/acf/gl/2/9" text:style-name="Internet_20_link" text:visited-style-name="Visited_20_Internet_20_Link"><text:span text:style-name="T1">Gl 2:9</text:span></text:a><text:span text:style-name="T1"> Paulo explica que o Senhor havia enviado a ele especificamente para pregar aos "incircuncisos" (os Gentios ou pagãos). Pedro foi enviado aos "circuncisos", (os Judeus). Satanás quer dividir estes dois grupos, mas o Espírito de Deus uniu ambos em um.</text:span></text:p>
        <text:p text:style-name="P3"/>
        <text:p text:style-name="P3"><text:a xlink:type="simple" xlink:href="http://bibliaonline.com.br/acf/gl/2/11-12" text:style-name="Internet_20_link" text:visited-style-name="Visited_20_Internet_20_Link"><text:span text:style-name="T1">Gl 2:11-12</text:span></text:a><text:span text:style-name="T1"> A princípio Pedro se relacionava tanto com Judeus como com Gentios, mas depois se separou dos Gentios, e nisso havia o perigo de uma triste divisão. Paulo o corrige rigidamente por isso.</text:span></text:p>
        <text:p text:style-name="P3"/>
        <text:p text:style-name="P3"><text:a xlink:type="simple" xlink:href="http://bibliaonline.com.br/acf/gl/2/16" text:style-name="Internet_20_link" text:visited-style-name="Visited_20_Internet_20_Link"><text:span text:style-name="T1">Gl 2:16</text:span></text:a><text:span text:style-name="T1"> Ele segue adiante para mostrar que não somos salvos por procurarmos guardar a lei, mas pela fé em Cristo. Por Sua morte e por Sua vida por nós agora no céu.</text:span></text:p>
        <text:p text:style-name="P3"/>
        <text:p text:style-name="P3"><text:a xlink:type="simple" xlink:href="http://bibliaonline.com.br/acf/gl/2/19-20" text:style-name="Internet_20_link" text:visited-style-name="Visited_20_Internet_20_Link"><text:span text:style-name="T1">Gl 2:19-20</text:span></text:a><text:span text:style-name="T1"> Paulo está morto para a lei, portanto ele pode seguir dizendo que "e vivo, não mais eu". É assim que Deus nos livra para sempre da servidão da lei. Estamos mortos para ela, por meio da morte de Cristo. Isto não significa que não ligamos para ela, pois o crente deve viver uma vida piedosa.</text:span></text:p>
        <text:p text:style-name="P3"/>
        <text:p text:style-name="P3"><text:a xlink:type="simple" xlink:href="http://bibliaonline.com.br/acf/gl/2/21" text:style-name="Internet_20_link" text:visited-style-name="Visited_20_Internet_20_Link"><text:span text:style-name="T1">Gl 2:21</text:span></text:a><text:span text:style-name="T1"> O terrível erro de se ensinar que a justiça vem pela guarda da lei.</text:span></text:p>
        <text:p text:style-name="P3"/>
        <text:h text:style-name="P1" text:outline-level="2"><text:bookmark-start text:name="__RefHeading___Toc7457_1419486361"/>#269<text:bookmark-end text:name="__RefHeading___Toc7457_1419486361"/></text:h>
        <text:p text:style-name="P3"/>
        <text:p text:style-name="P4">Incredulidade para com a verdade é natural... questioná-la não é difícil... mas a Palavra de Deus permanece tão clara e certa como sempre foi.</text:p>
        <text:p text:style-name="P3"/>
        <text:h text:style-name="P2" text:outline-level="2"><text:bookmark-start text:name="__RefHeading___Toc7459_1419486361"/><text:a xlink:type="simple" xlink:href="http://bibliaonline.com.br/acf/gl/3" text:style-name="Internet_20_link" text:visited-style-name="Visited_20_Internet_20_Link"><text:span text:style-name="T1">GÁLATAS 3</text:span></text:a><text:bookmark-end text:name="__RefHeading___Toc7459_1419486361"/></text:h>
        <text:p text:style-name="P3"/>
        <text:p text:style-name="P4">"Ó insensatos Gálatas..." Era uma insensatez eles darem ouvidos a mestres que queriam <text:soft-page-break/>colocá-los sob a lei.</text:p>
        <text:p text:style-name="P3"/>
        <text:p text:style-name="P3"><text:a xlink:type="simple" xlink:href="http://bibliaonline.com.br/acf/gl/3/3" text:style-name="Internet_20_link" text:visited-style-name="Visited_20_Internet_20_Link"><text:span text:style-name="T1">Gl 3:3</text:span></text:a><text:span text:style-name="T1"> "Tendo começado no Espírito..." ou seja, vocês foram salvos pelo Espírito por meio da obra de Cristo - "acabeis agora pela carne?" Ou seja, vocês estão tentando viver a vida cristã em conformidade com a lei?</text:span></text:p>
        <text:p text:style-name="P3"/>
        <text:p text:style-name="P3"><text:a xlink:type="simple" xlink:href="http://bibliaonline.com.br/acf/gl/3/10" text:style-name="Internet_20_link" text:visited-style-name="Visited_20_Internet_20_Link"><text:span text:style-name="T1">Gl 3:10</text:span></text:a><text:span text:style-name="T1"> Se você estiver tentando guardar a lei, ela só poderá amaldiçoá-lo, pois ela continuamente revela que você é culpado, por mais que você tente. Se você deseja ter algo que não é seu, é culpado de transgredir todos os mandamentos! (</text:span><text:a xlink:type="simple" xlink:href="http://bibliaonline.com.br/acf/tg/2/10" text:style-name="Internet_20_link" text:visited-style-name="Visited_20_Internet_20_Link"><text:span text:style-name="T1">Tg 2:10</text:span></text:a><text:span text:style-name="T1">).</text:span></text:p>
        <text:p text:style-name="P3"/>
        <text:p text:style-name="P3"><text:a xlink:type="simple" xlink:href="http://bibliaonline.com.br/acf/gl/3/13" text:style-name="Internet_20_link" text:visited-style-name="Visited_20_Internet_20_Link"><text:span text:style-name="T1">Gl 3:13</text:span></text:a><text:span text:style-name="T1"> Que boas novas! Somos libertos - não por nossos próprios esforços, mas pela morte de Cristo que levou aquela maldição sobre Si.</text:span></text:p>
        <text:p text:style-name="P3"/>
        <text:p text:style-name="P3"><text:a xlink:type="simple" xlink:href="http://bibliaonline.com.br/acf/gl/3/21" text:style-name="Internet_20_link" text:visited-style-name="Visited_20_Internet_20_Link"><text:span text:style-name="T1">Gl 3:21</text:span></text:a><text:span text:style-name="T1"> A lei exigia obediência e justiça, e prometia vida se obedecessem, e morte se pecassem. Ela não podia dar vida pois todos pecaram.</text:span></text:p>
        <text:p text:style-name="P3"/>
        <text:p text:style-name="P3"><text:a xlink:type="simple" xlink:href="http://bibliaonline.com.br/acf/gl/3/22" text:style-name="Internet_20_link" text:visited-style-name="Visited_20_Internet_20_Link"><text:span text:style-name="T1">Gl 3:22</text:span></text:a><text:span text:style-name="T1"> A lei é como um espelho que mostra o quão sujos somos.</text:span></text:p>
        <text:p text:style-name="P3"/>
        <text:p text:style-name="P3"><text:a xlink:type="simple" xlink:href="http://bibliaonline.com.br/acf/gl/3/24" text:style-name="Internet_20_link" text:visited-style-name="Visited_20_Internet_20_Link"><text:span text:style-name="T1">Gl 3:24</text:span></text:a><text:span text:style-name="T1"> "Justificados pela fé". O que a lei não podia fazer, Cristo fez, pois Ele levou o castigo que nós merecíamos como transgressores da lei.</text:span></text:p>
        <text:p text:style-name="P3"/>
        <text:p text:style-name="P3"><text:a xlink:type="simple" xlink:href="http://bibliaonline.com.br/acf/gl/3/25" text:style-name="Internet_20_link" text:visited-style-name="Visited_20_Internet_20_Link"><text:span text:style-name="T1">Gl 3:25</text:span></text:a><text:span text:style-name="T1"> Não estamos mais sob esse aio, a lei. Não estamos mais sob a servidão, mas desfrutamos de liberdade. Não a liberdade de fazermos o que nossa velha natureza quiser, mas a liberdade de viver para agradar o Senhor. Temos uma vida que é capaz disto - (2 Pd </text:span><text:a xlink:type="simple" xlink:href="http://bibliaonline.com.br/acf/2pe/1/3" text:style-name="Internet_20_link" text:visited-style-name="Visited_20_Internet_20_Link"><text:span text:style-name="T1">1:3</text:span></text:a><text:span text:style-name="T1">) e que se alegra em fazê-lo.</text:span></text:p>
        <text:p text:style-name="P3"/>
        <text:h text:style-name="P1" text:outline-level="2"><text:bookmark-start text:name="__RefHeading___Toc7461_1419486361"/>#270<text:bookmark-end text:name="__RefHeading___Toc7461_1419486361"/></text:h>
        <text:p text:style-name="P3"/>
        <text:p text:style-name="P4">Deus registra o passado e revela o futuro em Sua Palavra, para me afetar no presente.</text:p>
        <text:p text:style-name="P3"/>
        <text:h text:style-name="P2" text:outline-level="2"><text:bookmark-start text:name="__RefHeading___Toc7463_1419486361"/><text:a xlink:type="simple" xlink:href="http://bibliaonline.com.br/acf/gl/4" text:style-name="Internet_20_link" text:visited-style-name="Visited_20_Internet_20_Link"><text:span text:style-name="T1">GÁLATAS 4</text:span></text:a><text:bookmark-end text:name="__RefHeading___Toc7463_1419486361"/></text:h>
        <text:p text:style-name="P3"/>
        <text:p text:style-name="P3"><text:a xlink:type="simple" xlink:href="http://bibliaonline.com.br/acf/gl/4/3" text:style-name="Internet_20_link" text:visited-style-name="Visited_20_Internet_20_Link"><text:span text:style-name="T1">Gl 4:3</text:span></text:a><text:span text:style-name="T1"> A escravidão para com as coisas deste mundo nas quais antes estávamos cativos.</text:span></text:p>
        <text:p text:style-name="P3"><text:soft-page-break/></text:p>
        <text:p text:style-name="P3"><text:a xlink:type="simple" xlink:href="http://bibliaonline.com.br/acf/gl/4/5" text:style-name="Internet_20_link" text:visited-style-name="Visited_20_Internet_20_Link"><text:span text:style-name="T1">Gl 4:5</text:span></text:a><text:span text:style-name="T1"> Que contraste! Aqui somos redimidos, somos adotados na própria família de Deus e somos filhos. Um servo está escravizado, mas um filho é livre.</text:span></text:p>
        <text:p text:style-name="P3"/>
        <text:p text:style-name="P3"><text:a xlink:type="simple" xlink:href="http://bibliaonline.com.br/acf/gl/4/6" text:style-name="Internet_20_link" text:visited-style-name="Visited_20_Internet_20_Link"><text:span text:style-name="T1">Gl 4:6</text:span></text:a><text:span text:style-name="T1"> Sob o controle da lei, não poderíamos chamar Deus de "Pai". Mas como filhos livres, desfrutamos deste relacionamento.</text:span></text:p>
        <text:p text:style-name="P3"/>
        <text:p text:style-name="P3"><text:a xlink:type="simple" xlink:href="http://bibliaonline.com.br/acf/gl/4/7" text:style-name="Internet_20_link" text:visited-style-name="Visited_20_Internet_20_Link"><text:span text:style-name="T1">Gl 4:7</text:span></text:a><text:span text:style-name="T1"> Não somos apenas filhos, mas herdeiros de Deus. Não é de admirar que Satanás quer estragar tudo isso levando-nos de volta para o jugo da lei.</text:span></text:p>
        <text:p text:style-name="P3"/>
        <text:p text:style-name="P3"><text:a xlink:type="simple" xlink:href="http://bibliaonline.com.br/acf/gl/4/9" text:style-name="Internet_20_link" text:visited-style-name="Visited_20_Internet_20_Link"><text:span text:style-name="T1">Gl 4:9</text:span></text:a><text:span text:style-name="T1"> Paulo se maravilha de que eles pudessem ser enganados e retornarem à escravidão da lei. Muitos crentes hoje fazem o mesmo.</text:span></text:p>
        <text:p text:style-name="P3"/>
        <text:p text:style-name="P3"><text:a xlink:type="simple" xlink:href="http://bibliaonline.com.br/acf/gl/4/21" text:style-name="Internet_20_link" text:visited-style-name="Visited_20_Internet_20_Link"><text:span text:style-name="T1">Gl 4:21</text:span></text:a><text:span text:style-name="T1"> Em outras palavras, "vocês não sabem que a lei só pode condenar vocês e amaldiçoar vocês e declarar a sentença de morte?"</text:span></text:p>
        <text:p text:style-name="P3"/>
        <text:p text:style-name="P3"><text:a xlink:type="simple" xlink:href="http://bibliaonline.com.br/acf/gl/4/22-31" text:style-name="Internet_20_link" text:visited-style-name="Visited_20_Internet_20_Link"><text:span text:style-name="T1">Gl 4:22-31</text:span></text:a><text:span text:style-name="T1"> A histórias de Abraão e de seus filhos Ismael e Isaque. Ismael deve ser expulso para que Isaque possa ser desfrutado como o único filho. Ismael é uma figura de nossa velha posição sob a lei, e Isaque é o filho da promessa, uma figura de nossa posição em graça.</text:span></text:p>
        <text:p text:style-name="P3"/>
        <text:h text:style-name="P1" text:outline-level="2"><text:bookmark-start text:name="__RefHeading___Toc7465_1419486361"/>#271<text:bookmark-end text:name="__RefHeading___Toc7465_1419486361"/></text:h>
        <text:p text:style-name="P3"/>
        <text:p text:style-name="P4">Nunca haverá uma época, até que o Senhor venha, em que possa faltar luz na Palavra de Deus para guiar o crente.</text:p>
        <text:p text:style-name="P3"/>
        <text:h text:style-name="P2" text:outline-level="2"><text:bookmark-start text:name="__RefHeading___Toc7467_1419486361"/><text:a xlink:type="simple" xlink:href="http://bibliaonline.com.br/acf/gl/5" text:style-name="Internet_20_link" text:visited-style-name="Visited_20_Internet_20_Link"><text:span text:style-name="T1">GÁLATAS 5</text:span></text:a><text:bookmark-end text:name="__RefHeading___Toc7467_1419486361"/></text:h>
        <text:p text:style-name="P3"/>
        <text:p text:style-name="P3"><text:a xlink:type="simple" xlink:href="http://bibliaonline.com.br/acf/gl/5/1" text:style-name="Internet_20_link" text:visited-style-name="Visited_20_Internet_20_Link"><text:span text:style-name="T1">Gl 5:1</text:span></text:a><text:span text:style-name="T1"> Ainda numa linguagem das mais fortes, Paulo insiste com eles para que permanecessem na liberdade com que Cristo lhes havia tornado livres. Satanás é tão astuto que desviou a muitos de darem ouvidos ao evangelho da liberdade para escutarem aquilo que coloca os homens sob a servidão.</text:span></text:p>
        <text:p text:style-name="P3"/>
        <text:p text:style-name="P3"><text:soft-page-break/><text:a xlink:type="simple" xlink:href="http://bibliaonline.com.br/acf/gl/5/4" text:style-name="Internet_20_link" text:visited-style-name="Visited_20_Internet_20_Link"><text:span text:style-name="T1">Gl 5:4</text:span></text:a><text:span text:style-name="T1"> Se alguém professa ser salvo por graça, e então volta a guardar a lei, Paulo diz que tal pessoa caiu da graça. Tenhamos cuidado.</text:span></text:p>
        <text:p text:style-name="P3"/>
        <text:p text:style-name="P3"><text:a xlink:type="simple" xlink:href="http://bibliaonline.com.br/acf/gl/5/10" text:style-name="Internet_20_link" text:visited-style-name="Visited_20_Internet_20_Link"><text:span text:style-name="T1">Gl 5:10</text:span></text:a><text:span text:style-name="T1"> Paulo expressa confiança de que os Gálatas não seriam enganados por esses mestres da lei, e diz que tais mestres seriam tidos por responsáveis.</text:span></text:p>
        <text:p text:style-name="P3"/>
        <text:p text:style-name="P3"><text:a xlink:type="simple" xlink:href="http://bibliaonline.com.br/acf/gl/5/13" text:style-name="Internet_20_link" text:visited-style-name="Visited_20_Internet_20_Link"><text:span text:style-name="T1">Gl 5:13</text:span></text:a><text:span text:style-name="T1"> Somos libertados da escravidão do pecado e levados à liberdade, mas não para agirmos em vontade própria e levianamente. Pense no que custou ao Senhor Jesus para nos dar essa nova vida!</text:span></text:p>
        <text:p text:style-name="P3"/>
        <text:p text:style-name="P3"><text:a xlink:type="simple" xlink:href="http://bibliaonline.com.br/acf/gl/5/16-17" text:style-name="Internet_20_link" text:visited-style-name="Visited_20_Internet_20_Link"><text:span text:style-name="T1">Gl 5:16-17</text:span></text:a><text:span text:style-name="T1"> O viver no Espírito é nosso poder para evitar que façamos nossa própria vontade.</text:span></text:p>
        <text:p text:style-name="P3"/>
        <text:p text:style-name="P3"><text:a xlink:type="simple" xlink:href="http://bibliaonline.com.br/acf/gl/5/19-23" text:style-name="Internet_20_link" text:visited-style-name="Visited_20_Internet_20_Link"><text:span text:style-name="T1">Gl 5:19-23</text:span></text:a><text:span text:style-name="T1"> As obras da carne e o fruto do Espírito colocados em contraste. Certamente devemos estar mostrando o fruto do Espírito em nossa vida.</text:span></text:p>
        <text:p text:style-name="P3"/>
        <text:h text:style-name="P1" text:outline-level="2"><text:bookmark-start text:name="__RefHeading___Toc7469_1419486361"/>#272<text:bookmark-end text:name="__RefHeading___Toc7469_1419486361"/></text:h>
        <text:p text:style-name="P3"/>
        <text:p text:style-name="P4">A Bíblia não foi escrita para informar cientistas, mas não há nenhuma descoberta da ciência que possa aniquilar a verdade que ela contém.</text:p>
        <text:p text:style-name="P3"/>
        <text:h text:style-name="P2" text:outline-level="2"><text:bookmark-start text:name="__RefHeading___Toc7471_1419486361"/><text:a xlink:type="simple" xlink:href="http://bibliaonline.com.br/acf/gl/6" text:style-name="Internet_20_link" text:visited-style-name="Visited_20_Internet_20_Link"><text:span text:style-name="T1">GÁLATAS 6</text:span></text:a><text:bookmark-end text:name="__RefHeading___Toc7471_1419486361"/></text:h>
        <text:p text:style-name="P3"/>
        <text:p text:style-name="P3"><text:a xlink:type="simple" xlink:href="http://bibliaonline.com.br/acf/gl/6/1" text:style-name="Internet_20_link" text:visited-style-name="Visited_20_Internet_20_Link"><text:span text:style-name="T1">Gl 6:1</text:span></text:a><text:span text:style-name="T1"> Se um crente descuidado cometesse alguma falta, era responsabilidade daqueles que eram espirituais ajudá-lo, lembrando-se de que qualquer um deles poderia ter cometido a mesma falta.</text:span></text:p>
        <text:p text:style-name="P3"/>
        <text:p text:style-name="P3"><text:a xlink:type="simple" xlink:href="http://bibliaonline.com.br/acf/gl/6/2" text:style-name="Internet_20_link" text:visited-style-name="Visited_20_Internet_20_Link"><text:span text:style-name="T1">Gl 6:2</text:span></text:a><text:span text:style-name="T1"> Se realmente queremos ter uma lei para nossa época, aqui está uma: "Levai as cargas uns dos outros". O Senhor Jesus fez isto quando esteve aqui - pois é isso o que quer dizer "a lei de Cristo."</text:span></text:p>
        <text:p text:style-name="P3"/>
        <text:p text:style-name="P3"><text:a xlink:type="simple" xlink:href="http://bibliaonline.com.br/acf/gl/6/7-8" text:style-name="Internet_20_link" text:visited-style-name="Visited_20_Internet_20_Link"><text:span text:style-name="T1">Gl 6:7-8</text:span></text:a><text:span text:style-name="T1"> O que semeamos, certamente ceifaremos, mesmo como crente, com todos os nossos pecados perdoados e em nosso caminho rumo ao céu! Veja </text:span><text:a xlink:type="simple" xlink:href="http://bibliaonline.com.br/acf/2tm/2/12" text:style-name="Internet_20_link" text:visited-style-name="Visited_20_Internet_20_Link"><text:span text:style-name="T1">2Tm 2:12, 13</text:span></text:a><text:span text:style-name="T1">.</text:span></text:p>
        <text:p text:style-name="P3"><text:soft-page-break/></text:p>
        <text:p text:style-name="P3"><text:a xlink:type="simple" xlink:href="http://bibliaonline.com.br/acf/gl/6/9" text:style-name="Internet_20_link" text:visited-style-name="Visited_20_Internet_20_Link"><text:span text:style-name="T1">Gl 6:9</text:span></text:a><text:span text:style-name="T1"> Portanto, sirvamos, semeemos e esperemos. Pois o Senhor percebe tudo o que é feito para Ele em obediência à Sua Palavra e Ele retribuirá mais tarde.</text:span></text:p>
        <text:p text:style-name="P3"/>
        <text:p text:style-name="P3"><text:a xlink:type="simple" xlink:href="http://bibliaonline.com.br/acf/gl/6/10" text:style-name="Internet_20_link" text:visited-style-name="Visited_20_Internet_20_Link"><text:span text:style-name="T1">Gl 6:10</text:span></text:a><text:span text:style-name="T1"> Talvez nos esquecemos disto.</text:span></text:p>
        <text:p text:style-name="P3"/>
        <text:p text:style-name="P3"><text:a xlink:type="simple" xlink:href="http://bibliaonline.com.br/acf/gl/6/14" text:style-name="Internet_20_link" text:visited-style-name="Visited_20_Internet_20_Link"><text:span text:style-name="T1">Gl 6:14</text:span></text:a><text:span text:style-name="T1"> O mundo deu ao nosso Salvador uma cruz. E Paulo diz que a cruz permanece entre ele e o mundo que continua a odiar o Senhor. "Estou crucificado", diz Paulo - em outras palavras, o mundo não me quer porque pertenço Àquele que eles desprezaram. E o mundo está crucificado para mim, diz Paulo, "pois não quero a amizade daqueles que crucificaram meu Salvador".</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23:54.287864317</dc:date>
    <meta:creation-date>2018-06-11T22:51:04.642681485</meta:creation-date>
    <meta:generator>LibreOffice/6.0.7.3$Linux_X86_64 LibreOffice_project/00m0$Build-3</meta:generator>
    <meta:editing-duration>PT34M11S</meta:editing-duration>
    <meta:editing-cycles>1</meta:editing-cycles>
    <meta:document-statistic meta:table-count="0" meta:image-count="0" meta:object-count="0" meta:page-count="6" meta:paragraph-count="55" meta:word-count="1412" meta:character-count="7891" meta:non-whitespace-character-count="6534"/>
  </office:meta>
</office:document-meta>
</file>